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4.69cm" fo:margin-left="-0.191cm" fo:margin-right="0.49cm" table:align="margins" style:writing-mode="lr-tb"/>
    </style:style>
    <style:style style:name="Tabla1.A" style:family="table-column">
      <style:table-column-properties style:column-width="1.439cm" style:rel-column-width="816*"/>
    </style:style>
    <style:style style:name="Tabla1.B" style:family="table-column">
      <style:table-column-properties style:column-width="2cm" style:rel-column-width="1134*"/>
    </style:style>
    <style:style style:name="Tabla1.C" style:family="table-column">
      <style:table-column-properties style:column-width="0.773cm" style:rel-column-width="438*"/>
    </style:style>
    <style:style style:name="Tabla1.D" style:family="table-column">
      <style:table-column-properties style:column-width="7.925cm" style:rel-column-width="4493*"/>
    </style:style>
    <style:style style:name="Tabla1.E" style:family="table-column">
      <style:table-column-properties style:column-width="1.554cm" style:rel-column-width="881*"/>
    </style:style>
    <style:style style:name="Tabla1.F" style:family="table-column">
      <style:table-column-properties style:column-width="0.998cm" style:rel-column-width="566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309cm" style:keep-together="true" fo:keep-together="auto"/>
    </style:style>
    <style:style style:name="Tabla1.E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10" style:family="table-row">
      <style:table-row-properties style:min-row-height="0.783cm" style:keep-together="true" fo:keep-together="auto"/>
    </style:style>
    <style:style style:name="Tabla1.A10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10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3" style:family="table-row">
      <style:table-row-properties style:min-row-height="0.536cm" style:keep-together="true" fo:keep-together="auto"/>
    </style:style>
    <style:style style:name="Tabla1.14" style:family="table-row">
      <style:table-row-properties style:min-row-height="0.72cm" style:keep-together="true" fo:keep-together="auto"/>
    </style:style>
    <style:style style:name="Tabla1.15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4f95d" officeooo:paragraph-rsid="0024f95d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843b4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11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2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3" style:family="paragraph" style:parent-style-name="Standard">
      <style:paragraph-properties fo:margin-top="0cm" fo:margin-bottom="0cm" style:writing-mode="lr-tb"/>
      <style:text-properties style:font-name="Spranq eco sans" fo:font-size="9pt" officeooo:rsid="00296c2d" officeooo:paragraph-rsid="00296c2d" style:font-name-asian="Spranq eco sans" style:font-size-asian="9pt" style:font-name-complex="Spranq eco sans" style:font-size-complex="9pt"/>
    </style:style>
    <style:style style:name="P14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96c2d" officeooo:paragraph-rsid="0024f95d" style:font-name-asian="Spranq eco sans" style:font-size-asian="10pt" style:font-name-complex="Times New Roman" style:font-size-complex="10pt"/>
    </style:style>
    <style:style style:name="P1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b551b" officeooo:paragraph-rsid="002b551b" style:font-name-asian="Spranq eco sans" style:font-size-asian="10pt" style:font-name-complex="Spranq eco sans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b551b" officeooo:paragraph-rsid="002c2c78" style:font-name-asian="Spranq eco sans" style:font-size-asian="10pt" style:font-name-complex="Spranq eco sans" style:font-size-complex="10pt"/>
    </style:style>
    <style:style style:name="P17" style:family="paragraph" style:parent-style-name="Standard">
      <style:paragraph-properties fo:margin-top="0cm" fo:margin-bottom="0cm" style:writing-mode="lr-tb"/>
      <style:text-properties style:font-name="Spranq eco sans" fo:font-size="10pt" officeooo:rsid="00296c2d" officeooo:paragraph-rsid="002c2c78" style:font-name-asian="Spranq eco sans" style:font-size-asian="10pt" style:font-name-complex="Spranq eco sans" style:font-size-complex="10pt"/>
    </style:style>
    <style:style style:name="P18" style:family="paragraph" style:parent-style-name="Standard" style:list-style-name="L1">
      <style:paragraph-properties fo:margin-top="0cm" fo:margin-bottom="0cm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19" style:family="paragraph" style:parent-style-name="Standard" style:list-style-name="L1">
      <style:paragraph-properties fo:margin-top="0cm" fo:margin-bottom="0cm" style:writing-mode="lr-tb"/>
      <style:text-properties style:font-name="Spranq eco sans" fo:font-size="10pt" officeooo:rsid="0024f95d" officeooo:paragraph-rsid="002c2c78" style:font-name-asian="Spranq eco sans" style:font-size-asian="10pt" style:font-name-complex="Times New Roman" style:font-size-complex="10pt"/>
    </style:style>
    <style:style style:name="P20" style:family="paragraph" style:parent-style-name="Standard">
      <style:text-properties fo:font-size="10pt" officeooo:paragraph-rsid="002c2c78" style:font-size-asian="10pt" style:font-size-complex="10pt"/>
    </style:style>
    <style:style style:name="P21" style:family="paragraph" style:parent-style-name="Standard">
      <style:text-properties fo:font-size="9pt" style:font-size-asian="9pt" style:font-size-complex="9pt"/>
    </style:style>
    <style:style style:name="P22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96c2d" officeooo:paragraph-rsid="0024f95d" style:font-name-asian="Spranq eco sans" style:font-size-asian="10pt" style:font-name-complex="Times New Roman" style:font-size-complex="10pt"/>
    </style:style>
    <style:style style:name="P23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843b4"/>
    </style:style>
    <style:style style:name="T5" style:family="text">
      <style:text-properties officeooo:rsid="00285ac9"/>
    </style:style>
    <style:style style:name="T6" style:family="text">
      <style:text-properties officeooo:rsid="00296c2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4f95d"/>
    </style:style>
    <style:style style:name="T9" style:family="text">
      <style:text-properties fo:language="en" fo:country="US" officeooo:rsid="002c2c78"/>
    </style:style>
    <style:style style:name="T10" style:family="text">
      <style:text-properties fo:language="en" fo:country="US" officeooo:rsid="002b551b"/>
    </style:style>
    <style:style style:name="T11" style:family="text">
      <style:text-properties officeooo:rsid="002b551b"/>
    </style:style>
    <style:style style:name="T12" style:family="text">
      <style:text-properties officeooo:rsid="002c2c78"/>
    </style:style>
    <style:style style:name="T13" style:family="text">
      <style:text-properties fo:color="#000000" style:font-name="Monospace" style:font-name-asian="Monospace" style:font-name-complex="Monospace"/>
    </style:style>
    <style:style style:name="T14" style:family="text">
      <style:text-properties fo:color="#000000" style:font-name="Monospace" officeooo:rsid="00296c2d" style:font-name-asian="Monospace" style:font-name-complex="Monospace"/>
    </style:style>
    <style:style style:name="T15" style:family="text">
      <style:text-properties fo:color="#000000" style:font-name="Spranq eco sans1" fo:font-size="10pt" style:font-name-asian="Spranq eco sans1" style:font-size-asian="10pt" style:font-name-complex="Spranq eco sans1" style:font-size-complex="10pt"/>
    </style:style>
    <style:style style:name="T16" style:family="text">
      <style:text-properties fo:color="#000000" style:font-name="Spranq eco sans1" fo:font-size="10pt" officeooo:rsid="00296c2d" style:font-name-asian="Spranq eco sans1" style:font-size-asian="10pt" style:font-name-complex="Spranq eco sans1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Spranq eco sans1" fo:font-size="10pt" style:font-name-asian="Spranq eco sans1" style:font-size-asian="10pt" style:font-name-complex="Spranq eco sans1" style:font-size-complex="10pt"/>
    </style:style>
    <style:style style:name="T19" style:family="text">
      <style:text-properties style:font-name="Spranq eco sans1" fo:font-size="10pt" officeooo:rsid="0024f95d" style:font-name-asian="Spranq eco sans1" style:font-size-asian="10pt" style:font-name-complex="Spranq eco sans1" style:font-size-complex="10pt"/>
    </style:style>
    <style:style style:name="T20" style:family="text">
      <style:text-properties style:font-name="Spranq eco sans1" fo:font-size="10pt" officeooo:rsid="002c2c78" style:font-name-asian="Spranq eco sans1" style:font-size-asian="10pt" style:font-name-complex="Spranq eco sans1" style:font-size-complex="10pt"/>
    </style:style>
    <style:style style:name="T21" style:family="text">
      <style:text-properties style:font-name="Spranq eco sans1" fo:font-size="10pt" officeooo:rsid="0026b1d0" style:font-name-asian="Spranq eco sans1" style:font-size-asian="10pt" style:font-name-complex="Spranq eco sans1" style:font-size-complex="10pt"/>
    </style:style>
    <style:style style:name="T22" style:family="text">
      <style:text-properties style:font-name="Spranq eco sans1" fo:font-size="10pt" officeooo:rsid="002b551b" style:font-name-asian="Spranq eco sans1" style:font-size-asian="10pt" style:font-name-complex="Spranq eco sans1" style:font-size-complex="10pt"/>
    </style:style>
    <style:style style:name="T23" style:family="text">
      <style:text-properties style:font-name="Spranq eco sans1" fo:font-size="10pt" fo:language="en" fo:country="US" style:font-name-asian="Spranq eco sans1" style:font-size-asian="10pt" style:font-name-complex="Spranq eco sans1" style:font-size-complex="10pt"/>
    </style:style>
    <style:style style:name="T24" style:family="text">
      <style:text-properties style:font-name="Spranq eco sans1" fo:font-size="10pt" fo:language="en" fo:country="US" officeooo:rsid="0024f95d" style:font-name-asian="Spranq eco sans1" style:font-size-asian="10pt" style:font-name-complex="Spranq eco sans1" style:font-size-complex="10pt"/>
    </style:style>
    <style:style style:name="T25" style:family="text">
      <style:text-properties style:font-name="Spranq eco sans1" fo:font-size="10pt" fo:language="en" fo:country="US" officeooo:rsid="002c2c78" style:font-name-asian="Spranq eco sans1" style:font-size-asian="10pt" style:font-name-complex="Spranq eco sans1" style:font-size-complex="10pt"/>
    </style:style>
    <style:style style:name="T26" style:family="text">
      <style:text-properties style:font-name="Spranq eco sans1" fo:font-size="10pt" fo:language="en" fo:country="US" officeooo:rsid="002b551b" style:font-name-asian="Spranq eco sans1" style:font-size-asian="10pt" style:font-name-complex="Spranq eco sans1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2">Identificador</text:p>
          </table:table-cell>
          <table:covered-table-cell/>
          <table:table-cell table:style-name="Tabla1.A1" table:number-columns-spanned="4" office:value-type="string">
            <text:p text:style-name="P12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2"><text:span text:style-name="T2">AC-</text:span>0<text:span text:style-name="T2">0</text:span><text:span text:style-name="T12">7</text:span></text:p>
          </table:table-cell>
          <table:covered-table-cell/>
          <table:table-cell table:style-name="Tabla1.C2" table:number-columns-spanned="4" office:value-type="string">
            <text:p text:style-name="P7">Permite realizar la acción de<text:span text:style-name="T12"> la carta</text:span> <text:span text:style-name="T12">Descanso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list xml:id="list544576099" text:style-name="L1">
              <text:list-item>
                <text:p text:style-name="P18"><text:span text:style-name="T12">Saber si el Jugador esta en Canadá y en su caso, obtener el talento a contratar.</text:span></text:p>
              </text:list-item>
              <text:list-item>
                <text:p text:style-name="P19"><text:span text:style-name="T12">Mirar si hay talentos en “TalentBag”</text:span></text:p>
              </text:list-item>
              <text:list-item>
                <text:p text:style-name="P19"><text:span text:style-name="T12">Quitar el talento de la bolsa</text:span></text:p>
              </text:list-item>
              <text:list-item>
                <text:p text:style-name="P19"><text:span text:style-name="T12">Añadir el talento al jugador</text:span></text:p>
              </text:list-item>
            </text:list>
            <text:p text:style-name="P14"><text:span text:style-name="T11"/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2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2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2">Paso</text:p>
          </table:table-cell>
          <table:table-cell table:style-name="Tabla1.A8" table:number-columns-spanned="2" office:value-type="string">
            <text:p text:style-name="P12">Clase</text:p>
          </table:table-cell>
          <table:covered-table-cell/>
          <table:table-cell table:style-name="Tabla1.A8" office:value-type="string">
            <text:p text:style-name="P12">Método</text:p>
          </table:table-cell>
          <table:table-cell table:style-name="Tabla1.A8" office:value-type="string">
            <text:p text:style-name="P12">Mem.</text:p>
            <text:p text:style-name="P12">Técn.</text:p>
          </table:table-cell>
          <table:table-cell table:style-name="Tabla1.A8" office:value-type="string">
            <text:p text:style-name="P12">IU</text:p>
          </table:table-cell>
        </table:table-row>
        <table:table-row table:style-name="Tabla1.9">
          <table:table-cell table:style-name="Tabla1.C2" office:value-type="string">
            <text:p text:style-name="P5">1</text:p>
          </table:table-cell>
          <table:table-cell table:style-name="Tabla1.C2" table:number-columns-spanned="2" office:value-type="string">
            <text:p text:style-name="P13">ReadDataFromTheKeyboard</text:p>
          </table:table-cell>
          <table:covered-table-cell/>
          <table:table-cell table:style-name="Tabla1.C2" office:value-type="string">
            <text:p text:style-name="P21"><text:span text:style-name="T7">[String] </text:span>takeParametersToIntegerRestricted <text:span text:style-name="T6">(menssage:String, condition: String)</text:span></text:p>
          </table:table-cell>
          <table:table-cell table:style-name="Tabla1.E9">
            <text:p text:style-name="P5"/>
          </table:table-cell>
          <table:table-cell table:style-name="Tabla1.C2" office:value-type="string">
            <text:p text:style-name="P8">SI</text:p>
          </table:table-cell>
        </table:table-row>
        <table:table-row table:style-name="Tabla1.10">
          <table:table-cell table:style-name="Tabla1.A10" office:value-type="float" office:value="2">
            <text:p text:style-name="P6">2</text:p>
          </table:table-cell>
          <table:table-cell table:style-name="Tabla1.B10" table:number-columns-spanned="2" office:value-type="string">
            <text:p text:style-name="P17"><text:span text:style-name="T12">TalentBag</text:span></text:p>
          </table:table-cell>
          <table:covered-table-cell/>
          <table:table-cell table:style-name="Tabla1.B10" office:value-type="string">
            <text:p text:style-name="Standard"><text:span text:style-name="T24">[</text:span><text:span text:style-name="T25">Integer</text:span><text:span text:style-name="T24">] </text:span><text:span text:style-name="T17">getNumTypeTalent</text:span><text:span text:style-name="T24"> (</text:span><text:span text:style-name="T25">t</text:span><text:span text:style-name="T24">:</text:span> Ta<text:span text:style-name="T25">l</text:span><text:span text:style-name="T25">e</text:span>n<text:span text:style-name="T25">t</text:span><text:span text:style-name="T24">)</text:span></text:p>
          </table:table-cell>
          <table:table-cell table:style-name="Tabla1.B10" office:value-type="string">
            <text:p text:style-name="P8"/>
          </table:table-cell>
          <table:table-cell table:style-name="Tabla1.B10" office:value-type="string">
            <text:p text:style-name="P9">NO</text:p>
          </table:table-cell>
        </table:table-row>
        <table:table-row table:style-name="Tabla1.10">
          <table:table-cell table:style-name="Tabla1.B10" office:value-type="string">
            <text:p text:style-name="P16"><text:span text:style-name="T12">3</text:span></text:p>
            <text:p text:style-name="P15"/>
          </table:table-cell>
          <table:table-cell table:style-name="Tabla1.B10" table:number-columns-spanned="2" office:value-type="string">
            <text:p text:style-name="P17"><text:span text:style-name="T12">TalentBag</text:span></text:p>
          </table:table-cell>
          <table:covered-table-cell/>
          <table:table-cell table:style-name="Tabla1.B10" office:value-type="string">
            <text:p text:style-name="Standard"><text:span text:style-name="T26">[</text:span><text:span text:style-name="T25">Talent</text:span><text:span text:style-name="T26">] </text:span><text:span text:style-name="T17">removeTalent</text:span><text:span text:style-name="T26"> (</text:span><text:span text:style-name="T25">t: Talen</text:span><text:span text:style-name="T25">t</text:span><text:span text:style-name="T26">)</text:span></text:p>
          </table:table-cell>
          <table:table-cell table:style-name="Tabla1.B10" office:value-type="string">
            <text:p text:style-name="P15"/>
          </table:table-cell>
          <table:table-cell table:style-name="Tabla1.B10" office:value-type="string">
            <text:p text:style-name="P15">NO</text:p>
          </table:table-cell>
        </table:table-row>
        <table:table-row table:style-name="Tabla1.10">
          <table:table-cell table:style-name="Tabla1.A10" office:value-type="float" office:value="4">
            <text:p text:style-name="P16"><text:span text:style-name="T12">4</text:span></text:p>
          </table:table-cell>
          <table:table-cell table:style-name="Tabla1.B10" table:number-columns-spanned="2" office:value-type="string">
            <text:p text:style-name="P17"><text:span text:style-name="T12">Player</text:span></text:p>
          </table:table-cell>
          <table:covered-table-cell/>
          <table:table-cell table:style-name="Tabla1.B10" office:value-type="string">
            <text:p text:style-name="P20"><text:span text:style-name="T12">[void] addTalent(List&lt;Talent&gt; t)</text:span></text:p>
          </table:table-cell>
          <table:table-cell table:style-name="Tabla1.B10" office:value-type="string">
            <text:p text:style-name="P15"/>
          </table:table-cell>
          <table:table-cell table:style-name="Tabla1.B10" office:value-type="string">
            <text:p text:style-name="P16"><text:span text:style-name="T12">NO</text:span></text:p>
          </table:table-cell>
        </table:table-row>
        <table:table-row table:style-name="Tabla1.13">
          <table:table-cell table:style-name="Tabla1.A3" table:number-columns-spanned="6" office:value-type="string">
            <text:p text:style-name="P12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C2" table:number-columns-spanned="6" office:value-type="string">
            <text:p text:style-name="P10">[<text:span text:style-name="T1">void</text:span>] <text:span text:style-name="T6">execute</text:span> ();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3" table:number-columns-spanned="6" office:value-type="string">
            <text:p text:style-name="P12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1-01-07T12:54:22</dc:date>
    <meta:generator>OpenOffice.org/3.2$Linux OpenOffice.org_project/320m19$Build-9505</meta:generator>
    <meta:editing-duration>PT02H50M09S</meta:editing-duration>
    <meta:editing-cycles>14</meta:editing-cycles>
    <meta:document-statistic meta:table-count="1" meta:image-count="0" meta:object-count="0" meta:page-count="1" meta:paragraph-count="36" meta:word-count="114" meta:character-count="722"/>
  </office:meta>
</office:document-meta>
</file>